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2pt" fo:font-weight="bold" officeooo:rsid="001eeb99" officeooo:paragraph-rsid="001eeb99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ucida Console" fo:font-size="12pt" officeooo:rsid="001eeb99" officeooo:paragraph-rsid="001eeb99" style:font-size-asian="12pt" style:font-size-complex="12pt"/>
    </style:style>
    <style:style style:name="P3" style:family="paragraph" style:parent-style-name="panelText">
      <style:text-properties officeooo:paragraph-rsid="001f2986"/>
    </style:style>
    <style:style style:name="P4" style:family="paragraph" style:parent-style-name="panelText">
      <style:text-properties officeooo:paragraph-rsid="002028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98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2986" style:font-weight-asian="normal" style:font-weight-complex="normal"/>
    </style:style>
    <style:style style:name="T5" style:family="text">
      <style:text-properties fo:font-weight="normal" officeooo:rsid="002028c5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1f2986"/>
    </style:style>
    <style:style style:name="T9" style:family="text">
      <style:text-properties style:font-name="Lucida Console1" fo:font-weight="normal" officeooo:rsid="001f2986" style:font-weight-asian="normal" style:font-weight-complex="normal"/>
    </style:style>
    <style:style style:name="T10" style:family="text">
      <style:text-properties style:font-name="Lucida Console1" fo:font-weight="normal" officeooo:rsid="002028c5" style:font-weight-asian="normal" style:font-weight-complex="normal"/>
    </style:style>
    <style:style style:name="T11" style:family="text">
      <style:text-properties officeooo:rsid="002028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<text:span text:style-name="T3">123456789</text:span>1<text:span text:style-name="T3">123456789</text:span>2<text:span text:style-name="T3">123456789</text:span>3<text:span text:style-name="T3">123456789</text:span>4<text:span text:style-name="T3">123456789</text:span>5<text:span text:style-name="T3">123456789</text:span>6<text:span text:style-name="T3">123456789</text:span>7<text:span text:style-name="T3">123456789</text:span>8<text:span text:style-name="T3">123456789</text:span>9<text:span text:style-name="T3">123456789</text:span><text:span text:style-name="T6">0</text:span><text:span text:style-name="T7">123456789</text:span><text:span text:style-name="T6">1</text:span><text:span text:style-name="T7">123456789</text:span><text:span text:style-name="T6">2</text:span><text:span text:style-name="T7">123456789</text:span><text:span text:style-name="T6">3</text:span><text:span text:style-name="T7">123456789</text:span><text:span text:style-name="T6">4</text:span></text:p>
      <text:p text:style-name="P2"/>
      <text:p text:style-name="panelText"><text:span text:style-name="T11">Narr.:</text:span><text:line-break/>We begin as we often do: bodies in space, falling each to the others.</text:p>
      <text:p text:style-name="panelText"><text:line-break/>Clung to flotsam or threaded in fractures, life endures each pruning to blossom, dying back to surge forward again. Flourishing in every fertile crevice.</text:p>
      <text:p text:style-name="panelText"><text:line-break/>Strung through every fruit is a record of the tree, the counterweight of all the massed contingency leading to <text:span text:style-name="T1">this</text:span><text:span text:style-name="T3"> moment, </text:span><text:span text:style-name="T1">this</text:span><text:span text:style-name="T3"> fruit, </text:span><text:span text:style-name="T1">this</text:span><text:span text:style-name="T3"> taste on </text:span><text:span text:style-name="T1">your</text:span><text:span text:style-name="T3"> tongue.</text:span></text:p>
      <text:p text:style-name="P3"><text:span text:style-name="T3"><text:line-break/>She can feel it, too, spun out above the red rock, the wide, sandy plains. The shallow, scalloped crater seas that she remembers like a lover's face</text:span></text:p>
      <text:p text:style-name="P3"><text:span text:style-name="T5">Z</text:span><text:span text:style-name="T10">öe [aside]:</text:span><text:span text:style-name="T3"><text:line-break/>(the veil is new. None had worn a veil)</text:span></text:p>
      <text:p text:style-name="P3"><text:span text:style-name="T3"><text:line-break/>Could feel the weight of that thread pivot on the fulcrum of each moment</text:span></text:p>
      <text:p text:style-name="P4"><text:span text:style-name="T5">Z</text:span><text:span text:style-name="T10">öe [aside]:</text:span><text:span text:style-name="T3"><text:line-break/>(Not below, above. The mind flips and the cosmos swings impossibly)</text:span></text:p>
      <text:p text:style-name="panelText"><text:span text:style-name="T3"><text:line-break/>Roll it on your tongue, feel it shift. Crush it to the roof of your mouth. Taste it running down your lips.</text:span></text:p>
      <text:p text:style-name="panelText"><text:span text:style-name="T3"><text:line-break/>You are the seed in the fruit on the tree and the weight of history.</text:span></text:p>
      <text:p text:style-name="panelText"><text:span text:style-name="T3"><text:line-break/>You are rising; the sky is your only limitation. Does it weigh you down? Then drop the sky.</text:span></text:p>
      <text:p text:style-name="panelText"><text:span text:style-name="T3"><text:line-break/>Now swallow.</text:span></text:p>
      <text:p text:style-name="P3"><text:span text:style-name="T3"><text:line-break/>Below to above. Above to beside. The globe becomes a dance partner, silent and immense.</text:span></text:p>
      <text:p text:style-name="P3"><text:span text:style-name="T3"><text:line-break/>Familiar bearings, now, a reference frame for working.</text:span></text:p>
      <text:p text:style-name="P3"><text:span text:style-name="T4">Z</text:span><text:span text:style-name="T9">ö</text:span><text:span text:style-name="T4">e:</text:span><text:span text:style-name="T3"><text:line-break/>“Hello, world.”</text:span></text:p>
      <text:p text:style-name="panelText"><text:span text:style-name="T4">Z</text:span><text:span text:style-name="T9">ö</text:span><text:span text:style-name="T4">e:</text:span><text:span text:style-name="T3"><text:line-break/>“It's good to see you.”</text:span></text:p>
      <text:p text:style-name="P3"><text:span text:style-name="T3"><text:line-break/>Vapor gathers at her fingers like the vapor on the face of her world and she catches herself on the glass, </text:span></text:p>
      <text:p text:style-name="P3"><text:span text:style-name="T3"><text:line-break/>pushing off, </text:span></text:p>
      <text:p text:style-name="P3"><text:span text:style-name="T3"><text:line-break/>a hundred little things drawing her away.</text:span></text:p>
      <text:p text:style-name="P2"><text:soft-page-break/></text:p>
      <text:p text:style-name="panelText"><text:span text:style-name="T2">0123456789</text:span><text:span text:style-name="T8">:</text:span><text:span text:style-name="T2"><text:line-break/></text:span>0123456789112345678921234567893123456789412345678951234567896123456789712345678981234567899123456789<text:span text:style-name="T6">0123456789112345678921234567893123456789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anelText" style:family="paragraph" style:parent-style-name="Standard" style:class="text">
      <style:paragraph-properties fo:margin-left="1in" fo:margin-right="1.1252in" fo:text-indent="-0.5in" style:auto-text-indent="false"/>
      <style:text-properties style:font-name="Lucida Console" fo:font-family="'Lucida Console'" style:font-family-generic="modern" style:font-pitch="fixed" fo:font-size="12pt" fo:font-weight="normal" officeooo:rsid="001eeb99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46:58.432000000</meta:creation-date>
    <dc:date>2014-09-01T16:19:16.309000000</dc:date>
    <meta:editing-duration>PT16M57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20" meta:word-count="254" meta:character-count="1678" meta:non-whitespace-character-count="1429"/>
  </office:meta>
</office:document-meta>
</file>